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text:span text:style-name="Strong_20_Emphasis">Ташкент, Самарканд и Бухара</text:span></text:p>
      <text:p text:style-name="Text_20_body">3 фактории Великого шелкового пути. На пересечении времён здесь гармонично уживаются историческое наследие, восточные сказочные мотивы и прогрессивная техническая реальность.</text:p>
      <text:p text:style-name="Text_20_body"><text:span text:style-name="Strong_20_Emphasis">Ташкент</text:span> – столица и исторический, культурный и политический центр Узбекистана. Он является самым часто посещаемым туристами. За свою историю «каменный город» пережил немало потрясений. Но это никак не повлияло на его красоту и гостеприимство жителей.</text:p>
      <text:p text:style-name="Text_20_body"><text:line-break/><text:span text:style-name="Strong_20_Emphasis">Самарканд</text:span> – красивейший и древнейший город Узбекистана, являющийся ровесником Рима. Сегодня ему 2750 лет. В историческом прошлом он был ключевым пунктом между Европой и Китаем на Великом шёлковом пути. Жители города бережно хранят архитектурные памятники того времени.</text:p>
      <text:p text:style-name="Text_20_body"><text:line-break/><text:span text:style-name="Strong_20_Emphasis">Бухара</text:span> – город, окутанный множеством легенд и преданий. Долгое время он был сосредоточием высокой культуры и науки Средней Азии. Здесь жили, делали научные и творческие открытия выдающиеся личности разных эпох. Обо всём этом можно узнать подробнее и прикоснуться к уникальным древним артефактам в нашем туре в Узбекистан.</text:p>
      <text:p text:style-name="Text_20_body"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26T21:14:10.355328630</meta:creation-date>
    <dc:date>2020-04-26T21:19:33.888656457</dc:date>
    <meta:editing-duration>PT5M23S</meta:editing-duration>
    <meta:editing-cycles>1</meta:editing-cycles>
    <meta:document-statistic meta:table-count="0" meta:image-count="0" meta:object-count="0" meta:page-count="1" meta:paragraph-count="6" meta:word-count="140" meta:character-count="1043" meta:non-whitespace-character-count="902"/>
    <meta:generator>LibreOffice/6.3.4.2$Linux_X86_64 LibreOffice_project/30$Build-2</meta:generator>
  </office:meta>
</office:document-meta>
</file>